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Normal">
      <style:text-properties fo:language="en" fo:country="US"/>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left="0.635cm" fo:margin-right="0cm" fo:text-indent="0cm" style:auto-text-indent="false">
        <style:tab-stops/>
      </style:paragraph-properties>
    </style:style>
    <style:style style:name="P13" style:family="paragraph" style:parent-style-name="List_20_Paragraph">
      <style:paragraph-properties fo:margin-left="0.635cm" fo:margin-right="0cm" fo:text-indent="0cm" style:auto-text-indent="false">
        <style:tab-stops/>
      </style:paragraph-properties>
    </style:style>
    <style:style style:name="P14"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5" style:family="paragraph" style:parent-style-name="Normal">
      <style:paragraph-properties fo:margin-top="0cm" fo:margin-bottom="0cm" style:contextual-spacing="false"/>
      <style:text-properties fo:font-weight="bold" style:font-weight-asian="bold"/>
    </style:style>
    <style:style style:name="P16" style:family="paragraph" style:parent-style-name="Normal">
      <style:text-properties fo:font-weight="bold" style:font-weight-asian="bold"/>
    </style:style>
    <style:style style:name="P17" style:family="paragraph" style:parent-style-name="Normal">
      <style:paragraph-properties fo:margin-top="0cm" fo:margin-bottom="0cm" style:contextual-spacing="false"/>
    </style:style>
    <style:style style:name="P18" style:family="paragraph" style:parent-style-name="Normal">
      <style:paragraph-properties fo:margin-left="3.251cm" fo:margin-right="0cm" fo:margin-top="0cm" fo:margin-bottom="0.353cm" style:contextual-spacing="false" fo:line-height="115%"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9" style:family="paragraph" style:parent-style-name="Normal">
      <style:text-properties officeooo:paragraph-rsid="0019f9c1"/>
    </style:style>
    <style:style style:name="P20" style:family="paragraph" style:parent-style-name="Normal">
      <style:text-properties officeooo:paragraph-rsid="001f4113"/>
    </style:style>
    <style:style style:name="P21"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2" style:family="paragraph" style:parent-style-name="List_20_Paragraph" style:list-style-name="L1"/>
    <style:style style:name="P23" style:family="paragraph" style:parent-style-name="List_20_Paragraph" style:list-style-name="L1">
      <style:text-properties style:font-name-complex="Calibri" style:font-size-complex="12.5pt"/>
    </style:style>
    <style:style style:name="P24" style:family="paragraph" style:parent-style-name="List_20_Paragraph" style:list-style-name="L2"/>
    <style:style style:name="P25" style:family="paragraph" style:parent-style-name="List_20_Paragraph" style:list-style-name="L3"/>
    <style:style style:name="P26" style:family="paragraph" style:parent-style-name="List_20_Paragraph" style:list-style-name="L4"/>
    <style:style style:name="P27" style:family="paragraph" style:parent-style-name="List_20_Paragraph" style:list-style-name="L5"/>
    <style:style style:name="P28" style:family="paragraph" style:parent-style-name="List_20_Paragraph" style:list-style-name="L6"/>
    <style:style style:name="P29" style:family="paragraph" style:parent-style-name="List_20_Paragraph" style:list-style-name="L7">
      <style:paragraph-properties fo:margin-left="0cm" fo:margin-right="0cm" fo:margin-top="0cm" fo:margin-bottom="0.353cm" style:contextual-spacing="false" fo:line-height="115%" fo:hyphenation-ladder-count="no-limit" fo:text-indent="-0.686cm" style:auto-text-indent="false" style:vertical-align="auto"/>
      <style:text-properties fo:hyphenate="true" loext:hyphenation-no-caps="false" loext:hyphenation-no-last-word="false" loext:hyphenation-word-char-count="no-limit" loext:hyphenation-zone="no-limit"/>
    </style:style>
    <style:style style:name="P30" style:family="paragraph" style:parent-style-name="List_20_Paragraph" style:list-style-name="L8"/>
    <style:style style:name="P31" style:family="paragraph" style:parent-style-name="List_20_Paragraph" style:list-style-name="L9"/>
    <style:style style:name="P32" style:family="paragraph" style:parent-style-name="List_20_Paragraph" style:list-style-name="L10"/>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cc" loext:opacity="100%" fo:font-size="12.5pt" fo:font-weight="bold" style:font-size-asian="12.5pt" style:font-weight-asian="bold" style:font-size-complex="12.5pt"/>
    </style:style>
    <style:style style:name="T10" style:family="text">
      <style:text-properties fo:color="#000000" loext:opacity="100%"/>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style:font-name="Calibri" fo:font-size="12.5pt" style:font-size-asian="12.5pt" style:font-name-complex="Calibri"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 style:font-style-complex="italic"/>
    </style:style>
    <style:style style:name="T14" style:family="text">
      <style:text-properties fo:color="#000000" loext:opacity="100%" style:font-name-complex="Calibri"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officeooo:rsid="0019f9c1" style:font-size-complex="12.5pt"/>
    </style:style>
    <style:style style:name="T17" style:family="text">
      <style:text-properties fo:color="#000000" loext:opacity="100%" fo:font-style="italic" style:font-style-asian="italic"/>
    </style:style>
    <style:style style:name="T18" style:family="text">
      <style:text-properties fo:color="#0f27b1" loext:opacity="100%" fo:font-weight="bold" style:font-weight-asian="bold" style:font-size-complex="12.5pt" style:font-weight-complex="bold"/>
    </style:style>
    <style:style style:name="T19" style:family="text">
      <style:text-properties fo:font-style="italic" fo:font-weight="bold" style:font-style-asian="italic" style:font-weight-asian="bold"/>
    </style:style>
    <style:style style:name="T20" style:family="text">
      <style:text-properties fo:font-style="italic" style:font-style-asian="italic"/>
    </style:style>
    <style:style style:name="T21" style:family="text">
      <style:text-properties style:font-name="Calibri" fo:font-size="12.5pt" style:font-size-asian="12.5pt" style:font-name-complex="Calibri" style:font-size-complex="12.5pt"/>
    </style:style>
    <style:style style:name="T22" style:family="text">
      <style:text-properties fo:color="#202124" loext:opacity="100%" style:font-name="Calibri" fo:font-size="12.5pt" fo:background-color="#ffffff" loext:char-shading-value="0" style:font-size-asian="12.5pt" style:font-name-complex="Calibri" style:font-size-complex="12.5pt"/>
    </style:style>
    <style:style style:name="T23" style:family="text">
      <style:text-properties style:font-name-complex="Calibri" style:font-size-complex="12.5pt"/>
    </style:style>
    <style:style style:name="T24"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5" style:family="text">
      <style:text-properties fo:font-weight="bold" style:font-weight-asian="bold"/>
    </style:style>
    <style:style style:name="T26" style:family="text">
      <style:text-properties fo:font-size="12pt" style:font-name-asian="Arial" style:font-size-asian="12pt" style:font-size-complex="12pt"/>
    </style:style>
    <style:style style:name="T27" style:family="text">
      <style:text-properties officeooo:rsid="00182e8c"/>
    </style:style>
    <style:style style:name="T28" style:family="text">
      <style:text-properties officeooo:rsid="0019f9c1"/>
    </style:style>
    <style:style style:name="T29" style:family="text">
      <style:text-properties officeooo:rsid="001ba05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7LV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7LV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text:style-name="WW_5f_CharLFO7LVL4" loext:num-list-format="%4%" text:bullet-char="●">
        <style:list-level-properties text:list-level-position-and-space-mode="label-alignment">
          <style:list-level-label-alignment text:label-followed-by="listtab" fo:text-indent="-1.141cm" fo:margin-left="3.048cm"/>
        </style:list-level-properties>
        <style:text-properties style:font-name="Noto Sans Symbols"/>
      </text:list-level-style-bullet>
      <text:list-level-style-bullet text:level="5" text:style-name="WW_5f_CharLFO7LVL5" loext:num-list-format="%5%" text:bullet-char="o">
        <style:list-level-properties text:list-level-position-and-space-mode="label-alignment">
          <style:list-level-label-alignment text:label-followed-by="listtab" fo:text-indent="-1.397cm" fo:margin-left="3.937cm"/>
        </style:list-level-properties>
        <style:text-properties style:font-name="Courier New"/>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3">Proposal Pack</text:p>
      <text:p text:style-name="P3">Attachment 1: About the procurement</text:p>
      <text:p text:style-name="P3"/>
      <text:p text:style-name="P5"><text:bookmark-start text:name="_Hlk95926626"/>«Insert Procurement Title»</text:p>
      <text:p text:style-name="P2"><text:span text:style-name="Default_20_Paragraph_20_Font"><text:span text:style-name="T11">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direct award’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1">Buyer</text:span></text:span></text:p>
      <text:p text:style-name="P2"><text:span text:style-name="Default_20_Paragraph_20_Font"><text:span text:style-name="T5">«Insert Name of Buyer»</text:span></text:span> </text:p>
      <text:p text:style-name="P3"/>
      <text:p text:style-name="P2"><text:bookmark-start text:name="_Hlk96322526"/><text:bookmark-end text:name="_Hlk96322841"/></text:p>
      <text:p text:style-name="P7"><text:bookmark-end text:name="_Hlk96322526"/></text:p>
      <text:p text:style-name="Normal"/>
      <text:p text:style-name="TOC_20_Heading">Contents</text:p>
      <text:p text:style-name="P9"/>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2060998" office:target-frame-name="_top" xlink:show="replace" text:style-name="Internet_20_link" text:visited-style-name="Visited_20_Internet_20_Link"><text:span text:style-name="Hyperlink">About the proposal pack</text:span><text:tab/>3</text:a></text:p>
          <text:p text:style-name="P10"><text:a xlink:type="simple" xlink:href="#_Toc112060999" office:target-frame-name="_top" xlink:show="replace" text:style-name="Internet_20_link" text:visited-style-name="Visited_20_Internet_20_Link"><text:span text:style-name="Hyperlink">The opportunity</text:span><text:tab/>4</text:a></text:p>
          <text:p text:style-name="P10"><text:a xlink:type="simple" xlink:href="#_Toc112061000" office:target-frame-name="_top" xlink:show="replace" text:style-name="Internet_20_link" text:visited-style-name="Visited_20_Internet_20_Link"><text:span text:style-name="Hyperlink">What You Need To Know</text:span><text:tab/>5</text:a></text:p>
          <text:p text:style-name="P11"><text:a xlink:type="simple" xlink:href="#_Toc112061001" office:target-frame-name="_top" xlink:show="replace" text:style-name="Internet_20_link" text:visited-style-name="Visited_20_Internet_20_Link"><text:span text:style-name="Hyperlink">What ‘We’ and ‘You’ Means:</text:span><text:tab/>5</text:a></text:p>
          <text:p text:style-name="P10"><text:a xlink:type="simple" xlink:href="#_Toc112061002" office:target-frame-name="_top" xlink:show="replace" text:style-name="Internet_20_link" text:visited-style-name="Visited_20_Internet_20_Link"><text:span text:style-name="Hyperlink">Timelines for the competition</text:span><text:tab/>6</text:a></text:p>
          <text:p text:style-name="P10"><text:a xlink:type="simple" xlink:href="#_Toc112061003" office:target-frame-name="_top" xlink:show="replace" text:style-name="Internet_20_link" text:visited-style-name="Visited_20_Internet_20_Link"><text:span text:style-name="Hyperlink">When and how to ask questions</text:span><text:tab/>7</text:a></text:p>
          <text:p text:style-name="P10"><text:a xlink:type="simple" xlink:href="#_Toc112061004" office:target-frame-name="_top" xlink:show="replace" text:style-name="Internet_20_link" text:visited-style-name="Visited_20_Internet_20_Link"><text:span text:style-name="Hyperlink">Making the Process Work</text:span><text:tab/>8</text:a></text:p>
          <text:p text:style-name="P11"><text:a xlink:type="simple" xlink:href="#_Toc112061005" office:target-frame-name="_top" xlink:show="replace" text:style-name="Internet_20_link" text:visited-style-name="Visited_20_Internet_20_Link"><text:span text:style-name="Hyperlink">What you can expect from us</text:span><text:tab/>8</text:a></text:p>
          <text:p text:style-name="P11"><text:a xlink:type="simple" xlink:href="#_Toc112061006" office:target-frame-name="_top" xlink:show="replace" text:style-name="Internet_20_link" text:visited-style-name="Visited_20_Internet_20_Link"><text:span text:style-name="Hyperlink">What we expect from you</text:span><text:tab/>8</text:a></text:p>
          <text:p text:style-name="P11"><text:a xlink:type="simple" xlink:href="#_Toc112061007" office:target-frame-name="_top" xlink:show="replace" text:style-name="Internet_20_link" text:visited-style-name="Visited_20_Internet_20_Link"><text:span text:style-name="Hyperlink">Contracting arrangements</text:span><text:tab/>8</text:a></text:p>
          <text:p text:style-name="P11"><text:a xlink:type="simple" xlink:href="#_Toc112061008" office:target-frame-name="_top" xlink:show="replace" text:style-name="Internet_20_link" text:visited-style-name="Visited_20_Internet_20_Link"><text:span text:style-name="Hyperlink">Bidder conduct and conflicts of interest</text:span><text:tab/>8</text:a></text:p>
          <text:p text:style-name="P11"><text:a xlink:type="simple" xlink:href="#_Toc112061009" office:target-frame-name="_top" xlink:show="replace" text:style-name="Internet_20_link" text:visited-style-name="Visited_20_Internet_20_Link"><text:span text:style-name="Hyperlink">Publicity</text:span><text:tab/>9</text:a></text:p>
          <text:p text:style-name="P11"><text:a xlink:type="simple" xlink:href="#_Toc112061010" office:target-frame-name="_top" xlink:show="replace" text:style-name="Internet_20_link" text:visited-style-name="Visited_20_Internet_20_Link"><text:span text:style-name="Hyperlink">Our rights</text:span><text:tab/>9</text:a></text:p>
          <text:p text:style-name="P11"><text:a xlink:type="simple" xlink:href="#_Toc112061011" office:target-frame-name="_top" xlink:show="replace" text:style-name="Internet_20_link" text:visited-style-name="Visited_20_Internet_20_Link"><text:span text:style-name="Hyperlink">Consequences of misrepresentation</text:span><text:tab/>10</text:a></text:p>
          <text:p text:style-name="P11"><text:a xlink:type="simple" xlink:href="#_Toc112061012" office:target-frame-name="_top" xlink:show="replace" text:style-name="Internet_20_link" text:visited-style-name="Visited_20_Internet_20_Link"><text:span text:style-name="Hyperlink">Proposal costs</text:span><text:tab/>10</text:a></text:p>
          <text:p text:style-name="P11"><text:a xlink:type="simple" xlink:href="#_Toc112061013" office:target-frame-name="_top" xlink:show="replace" text:style-name="Internet_20_link" text:visited-style-name="Visited_20_Internet_20_Link"><text:span text:style-name="Hyperlink">Warnings and disclaimers</text:span><text:tab/>10</text:a></text:p>
          <text:p text:style-name="P11"><text:a xlink:type="simple" xlink:href="#_Toc112061014"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112060998"/><text:bookmark-start text:name="_Toc111818214"/><text:bookmark-start text:name="_Toc111560520"/><text:bookmark-start text:name="_Toc95972668"/>About the proposal pack<text:bookmark-end text:name="_Toc112060998"/><text:bookmark-end text:name="_Toc111818214"/><text:bookmark-end text:name="_Toc111560520"/><text:bookmark-end text:name="_Toc95972668"/></text:h>
      <text:p text:style-name="Normal"><text:bookmark-start text:name="_Toc92688238"/>You are invited to submit a proposal for <text:span text:style-name="Default_20_Paragraph_20_Font"><text:span text:style-name="T18">«Insert Procurement Title» (</text:span></text:span><text:span text:style-name="Default_20_Paragraph_20_Font"><text:span text:style-name="T6">«Insert Event id») </text:span></text:span>on a direct award basis,</text:p>
      <text:p text:style-name="Normal">The <text:span text:style-name="T27">proposal</text:span> pack received comprises the following:</text:p>
      <text:list xml:id="list2241956566" text:style-name="L1">
        <text:list-item>
          <text:p text:style-name="P22">About the procurement <text:span text:style-name="Default_20_Paragraph_20_Font"><text:span text:style-name="T19">(this document)</text:span></text:span></text:p>
        </text:list-item>
      </text:list>
      <text:p text:style-name="P12">– what the opportunity is,</text:p>
      <text:p text:style-name="P12">– what the timelines for this competition are</text:p>
      <text:p text:style-name="P12">– how to ask clarification questions</text:p>
      <text:p text:style-name="P12">– defines the rules for this competition i.e. ‘Making the competition work’</text:p>
      <text:list xml:id="list151628401895244" text:continue-numbering="true" text:style-name="L1">
        <text:list-item>
          <text:p text:style-name="P22">How to bid including evaluation criteria</text:p>
        </text:list-item>
      </text:list>
      <text:p text:style-name="P12">– guidance on the selection and award questionnaires and how we will assess your bid</text:p>
      <text:list xml:id="list151628835585821" text:continue-numbering="true" text:style-name="L1">
        <text:list-item>
          <text:p text:style-name="P22"><text:bookmark-start text:name="_Hlk96322655"/>Statement of requirements</text:p>
        </text:list-item>
      </text:list>
      <text:p text:style-name="P14"><text:span text:style-name="Default_20_Paragraph_20_Font"><text:span text:style-name="T21">– </text:span></text:span><text:span text:style-name="Default_20_Paragraph_20_Font"><text:span text:style-name="T22"> </text:span></text:span><text:span text:style-name="Default_20_Paragraph_20_Font"><text:span text:style-name="T12">provides detailed information about the us, the goods/services that are required, milestones, deliverables, service levels/performance and payment method.</text:span></text:span></text:p>
      <text:list xml:id="list151629056210743" text:continue-numbering="true" text:style-name="L1">
        <text:list-item>
          <text:p text:style-name="P23">Price schedule</text:p>
        </text:list-item>
      </text:list>
      <text:p text:style-name="P13"><text:span text:style-name="Default_20_Paragraph_20_Font"><text:span text:style-name="T23">–</text:span></text:span><text:span text:style-name="Default_20_Paragraph_20_Font"><text:span text:style-name="T13"> </text:span></text:span><text:span text:style-name="Default_20_Paragraph_20_Font"><text:span text:style-name="T14">use this attachment to provide your fully populated price for the goods/service required.</text:span></text:span></text:p>
      <text:list xml:id="list151627558712687" text:continue-numbering="true" text:style-name="L1">
        <text:list-item>
          <text:p text:style-name="P22">Terms and conditions/order form/contractual documentation</text:p>
        </text:list-item>
      </text:list>
      <text:p text:style-name="P13">–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P19"><text:span text:style-name="Default_20_Paragraph_20_Font"><text:span text:style-name="T10">If you are not interested to bid, it is requested that a reason be submitted via </text:span></text:span><text:bookmark-start text:name="_Hlk96059692"/><text:span text:style-name="Default_20_Paragraph_20_Font"><text:span text:style-name="T10">the </text:span></text:span>Crown Commercial Services e-Sourcing Suite<text:bookmark-end text:name="_Hlk96059692"/> - <text:a xlink:type="simple" xlink:href="https://crowncommercialservice.bravosolution.co.uk/web/login.html" text:style-name="Internet_20_link" text:visited-style-name="Visited_20_Internet_20_Link">https://crowncommercialservice.bravosolution.co.uk/web/login.html</text:a> <text:span text:style-name="Default_20_Paragraph_20_Font"><text:span text:style-name="T10">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112060999"/><text:bookmark-start text:name="_Toc111818215"/><text:bookmark-start text:name="_Toc111560521"/><text:bookmark-start text:name="_Toc95972669"/><text:bookmark-end text:name="_Toc92688238"/>The opportunity<text:bookmark-end text:name="_Toc112060999"/><text:bookmark-end text:name="_Toc111818215"/><text:bookmark-end text:name="_Toc111560521"/><text:bookmark-end text:name="_Toc95972669"/></text:h>
      <text:p text:style-name="P20">This Procurement will establish a single Supplier Contract for the purchase of <text:span text:style-name="Default_20_Paragraph_20_Font"><text:span text:style-name="T18">«Insert Procurement Title»</text:span></text:span>. <text:s/></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text:span text:style-name="Default_20_Paragraph_20_Font"><text:span text:style-name="T9"> «Insert Lot id» </text:span></text:span><text:span text:style-name="Default_20_Paragraph_20_Font"><text:span text:style-name="T5">«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112061000"/><text:bookmark-start text:name="_Toc111818216"/><text:bookmark-start text:name="_Toc111560522"/><text:bookmark-start text:name="_Toc95972670"/>What You Need To Know<text:bookmark-end text:name="_Toc112061000"/><text:bookmark-end text:name="_Toc111818216"/><text:bookmark-end text:name="_Toc111560522"/><text:bookmark-end text:name="_Toc95972670"/><text:line-break/></text:h>
      <text:h text:style-name="Heading_20_2" text:outline-level="2"><text:bookmark-start text:name="_Toc112061001"/><text:bookmark-start text:name="_Toc111818217"/><text:bookmark-start text:name="_Toc111560523"/><text:bookmark-start text:name="_Toc95972671"/>What ‘We’ and ‘You’ Means:<text:bookmark-end text:name="_Toc112061001"/><text:bookmark-end text:name="_Toc111818217"/><text:bookmark-end text:name="_Toc111560523"/><text:bookmark-end text:name="_Toc95972671"/></text:h>
      <text:list text:style-name="L2">
        <text:list-item>
          <text:p text:style-name="P24"><text:span text:style-name="Default_20_Paragraph_20_Font"><text:span text:style-name="T15">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5">(the 'Buyer') who are requesting information on the ability to provide the proposed goods/services</text:span></text:span></text:p>
        </text:list-item>
        <text:list-item>
          <text:p text:style-name="P24"><text:span text:style-name="Default_20_Paragraph_20_Font"><text:span text:style-name="T15">When we use ‘you’ or ‘your’ we mean your organisation, or the organisation you represent, in completing a response to this </text:span></text:span><text:span text:style-name="Default_20_Paragraph_20_Font"><text:span text:style-name="T16">Proposal</text:span></text:span><text:span text:style-name="Default_20_Paragraph_20_Font"><text:span text:style-name="T15"> Pack</text:span></text:span></text:p>
        </text:list-item>
        <text:list-item>
          <text:p text:style-name="P24"><text:span text:style-name="Default_20_Paragraph_20_Font"><text:span text:style-name="T15">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Hlk95974457"/><text:bookmark-start text:name="_Toc112061002"/><text:bookmark-start text:name="_Toc111818218"/><text:bookmark-start text:name="_Toc111560524"/><text:bookmark-start text:name="_Toc95972672"/>Timelines for the competition<text:bookmark-end text:name="_Toc112061002"/><text:bookmark-end text:name="_Toc111818218"/><text:bookmark-end text:name="_Toc111560524"/><text:bookmark-end text:name="_Toc9597267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5">Time / Date</text:p>
          </table:table-cell>
          <table:table-cell table:style-name="Table1.A1" office:value-type="string">
            <text:p text:style-name="P15">Activity</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7">Direct Award publish date</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7">Clarification period closes <text:line-break/>(“<text:span text:style-name="Default_20_Paragraph_20_Font"><text:span text:style-name="T25">Bid Clarification Deadline</text:span></text:span>”)</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7">Deadline for the publication of responses to Clarification question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7">Deadline for submission of proposal <text:line-break/>(<text:span text:style-name="Default_20_Paragraph_20_Font"><text:span text:style-name="T25">“Bid Submission Deadlin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text:p>
          </table:table-cell>
        </table:table-row>
        <table:table-row>
          <table:table-cell table:style-name="Table1.A8" office:value-type="string">
            <text:p text:style-name="Normal"><text:span text:style-name="Default_20_Paragraph_20_Font"><text:span text:style-name="T4">«Insert Time, Date, Month, Year of #11»</text:span></text:span></text:p>
          </table:table-cell>
          <table:table-cell table:style-name="Table1.A8" office:value-type="string">
            <text:p text:style-name="Normal">Expected commencement date for Contract</text:p>
          </table:table-cell>
        </table:table-row>
      </table:table>
      <text:p text:style-name="Normal"/>
      <text:p text:style-name="P7"/>
      <text:h text:style-name="Heading_20_1" text:outline-level="1"><text:bookmark-start text:name="_Toc112061003"/><text:bookmark-start text:name="_Toc111818219"/><text:bookmark-start text:name="_Toc111560525"/><text:bookmark-start text:name="_Toc95972673"/>When and how to ask questions<text:bookmark-end text:name="_Toc112061003"/><text:bookmark-end text:name="_Toc111818219"/><text:bookmark-end text:name="_Toc111560525"/><text:bookmark-end text:name="_Toc95972673"/></text:h>
      <text:p text:style-name="Normal">We hope everything is clear after you’ve read this <text:span text:style-name="T28">proposal</text:span>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 <text:span text:style-name="Default_20_Paragraph_20_Font"><text:span text:style-name="T24">https://crowncommercialservice.bravosolution.co.uk/web/login.html</text:span></text:span>. <text:s/>This is the only way we can communicate with <text:span text:style-name="T28">you</text:span>. <text:s/>Try to ensure your question is specific and clear. </text:p>
      <text:p text:style-name="Normal">Remember that you can ask us questions about the <text:span text:style-name="T28">opportunity</text:span> but please do not attempt to ‘negotiate’ the terms. <text:s/>All contract awards will be subject to the terms and conditions identified in this <text:span text:style-name="T28">Proposal</text:span> Pack.</text:p>
      <text:p text:style-name="P7"/>
      <text:p text:style-name="Normal"/>
      <text:h text:style-name="Heading_20_1" text:outline-level="1"><text:bookmark-start text:name="_Toc112061004"/><text:bookmark-start text:name="_Toc111818220"/><text:bookmark-start text:name="_Toc111560526"/><text:bookmark-start text:name="_Toc95972674"/>Making the Process Work<text:bookmark-end text:name="_Toc112061004"/><text:bookmark-end text:name="_Toc111818220"/><text:bookmark-end text:name="_Toc111560526"/><text:bookmark-end text:name="_Toc95972674"/></text:h>
      <text:p text:style-name="Normal">We run our direct awards so that they are fair and transparent. This section sets out the rules of this process.<text:line-break/></text:p>
      <text:h text:style-name="Heading_20_2" text:outline-level="2"><text:bookmark-start text:name="_Toc112061005"/><text:bookmark-start text:name="_Toc111818221"/><text:bookmark-start text:name="_Toc111560527"/><text:bookmark-start text:name="_Toc95972675"/>What you can expect from us<text:bookmark-end text:name="_Toc112061005"/><text:bookmark-end text:name="_Toc111818221"/><text:bookmark-end text:name="_Toc111560527"/><text:bookmark-end text:name="_Toc95972675"/></text:h>
      <text:p text:style-name="Normal">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Heading_20_2" text:outline-level="2"><text:bookmark-start text:name="_Toc112061006"/><text:bookmark-start text:name="_Toc111818222"/><text:bookmark-start text:name="_Toc111560528"/><text:bookmark-start text:name="_Toc95972676"/>What we expect from you<text:bookmark-end text:name="_Toc112061006"/><text:bookmark-end text:name="_Toc111818222"/><text:bookmark-end text:name="_Toc111560528"/><text:bookmark-end text:name="_Toc95972676"/></text:h>
      <text:p text:style-name="Normal">You must comply with the rules in this Proposal Pack and any other instructions given by us. <text:s/>You must also ensure members of your consortium (if relevant), group companies, subcontractors or advisers comply.</text:p>
      <text:p text:style-name="Normal">You may:</text:p>
      <text:list text:style-name="L3">
        <text:list-item>
          <text:p text:style-name="P25">Submit more than one proposed approach</text:p>
        </text:list-item>
        <text:list-item>
          <text:p text:style-name="P25">Your proposal must remain valid for 90 days after the bid submission deadline.</text:p>
        </text:list-item>
        <text:list-item>
          <text:p text:style-name="P25">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10">Your submission must be in the format define in </text:span></text:span><text:span text:style-name="Default_20_Paragraph_20_Font"><text:span text:style-name="T17">2. </text:span></text:span><text:span text:style-name="Default_20_Paragraph_20_Font"><text:span text:style-name="T20">How to bid<text:line-break/></text:span></text:span></text:p>
      <text:h text:style-name="Heading_20_2" text:outline-level="2"><text:bookmark-start text:name="_Toc112061007"/><text:bookmark-start text:name="_Toc111818223"/><text:bookmark-start text:name="_Toc111560530"/><text:bookmark-start text:name="_Toc95972678"/>Contracting arrangements<text:bookmark-end text:name="_Toc112061007"/><text:bookmark-end text:name="_Toc111818223"/><text:bookmark-end text:name="_Toc111560530"/><text:bookmark-end text:name="_Toc95972678"/></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112061008"/><text:bookmark-start text:name="_Toc111818224"/><text:bookmark-start text:name="_Toc111560531"/><text:bookmark-start text:name="_Toc95972679"/>Bidder conduct and conflicts of interest<text:bookmark-end text:name="_Toc112061008"/><text:bookmark-end text:name="_Toc111818224"/><text:bookmark-end text:name="_Toc111560531"/><text:bookmark-end text:name="_Toc95972679"/></text:h>
      <text:p text:style-name="Normal">You must not attempt to influence the contract award process. For example, you must not ever directly or indirectly:</text:p>
      <text:list text:style-name="L4">
        <text:list-item>
          <text:p text:style-name="P26">Collude with others over the content and submission of bids. However, you may work in good faith with a proposed partner, supplier, consortium member (if relevant) or provider of finance</text:p>
        </text:list-item>
        <text:list-item>
          <text:p text:style-name="P26">Canvass our staff or advisors about this competition</text:p>
        </text:list-item>
        <text:list-item>
          <text:p text:style-name="P26">Try to get information from any of our and/or Buyer staff or advisors about <text:span text:style-name="T29">this proposal process</text:span></text:p>
        </text:list-item>
      </text:list>
      <text:p text:style-name="Normal"><text:soft-page-break/>You must ensure that no conflicts of interest exist between you and the us. <text:s/>If you do not tell us about a known conflict, <text:span text:style-name="T29">this may later affect our ability to offer a contract</text:span>. <text:s/>We may also exclude you if a conflict cannot be dealt with in any other way.<text:line-break/></text:p>
      <text:p text:style-name="P16">Confidentiality and Freedom of Information</text:p>
      <text:p text:style-name="Normal">You must keep the contents of this <text:span text:style-name="T29">Proposal</text:span> Pack confidential (including the fact that you have received it). <text:s/>This obligation does not apply to anything you have to do to:</text:p>
      <text:list text:style-name="L5">
        <text:list-item>
          <text:p text:style-name="P27">Submit a bid</text:p>
        </text:list-item>
        <text:list-item>
          <text:p text:style-name="P27">Comply with a legal obligation</text:p>
        </text:list-item>
      </text:list>
      <text:p text:style-name="P12"/>
      <text:h text:style-name="Heading_20_2" text:outline-level="2"><text:bookmark-start text:name="_Toc112061009"/><text:bookmark-start text:name="_Toc111818225"/><text:bookmark-start text:name="_Toc111560532"/><text:bookmark-start text:name="_Toc95972680"/>Publicity<text:bookmark-end text:name="_Toc112061009"/><text:bookmark-end text:name="_Toc111818225"/><text:bookmark-end text:name="_Toc111560532"/><text:bookmark-end text:name="_Toc95972680"/></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112061010"/><text:bookmark-start text:name="_Toc111818226"/><text:bookmark-start text:name="_Toc111560533"/><text:bookmark-start text:name="_Toc95972681"/>Our rights<text:bookmark-end text:name="_Toc112061010"/><text:bookmark-end text:name="_Toc111818226"/><text:bookmark-end text:name="_Toc111560533"/><text:bookmark-end text:name="_Toc95972681"/></text:h>
      <text:p text:style-name="Normal">We reserve the right to:</text:p>
      <text:list text:style-name="L6">
        <text:list-item>
          <text:p text:style-name="P28">Waive or change the requirements of this <text:span text:style-name="T29">Proposal</text:span> Pack from time to time without notice</text:p>
        </text:list-item>
        <text:list-item>
          <text:p text:style-name="P28">Verify information, seek clarification or require evidence or further information about your bid</text:p>
        </text:list-item>
        <text:list-item>
          <text:p text:style-name="P28">Withdraw this Proposal Pack at any times</text:p>
        </text:list-item>
        <text:list-item>
          <text:p text:style-name="P28">Choose not to award any contract</text:p>
        </text:list-item>
        <text:list-item>
          <text:p text:style-name="P28">Make any changes to the timetable, structure or content of the process</text:p>
        </text:list-item>
        <text:list-item>
          <text:p text:style-name="P28">Stop the process/not award a contract if: <text:bookmark text:name="_heading=h.2w5ecyt"/></text:p>
        </text:list-item>
      </text:list>
      <text:list text:style-name="L7">
        <text:list-item>
          <text:list>
            <text:list-item>
              <text:list>
                <text:list-item>
                  <text:list>
                    <text:list-item>
                      <text:list>
                        <text:list-item>
                          <text:p text:style-name="P29"><text:span text:style-name="Default_20_Paragraph_20_Font"><text:span text:style-name="T26">You submit a proposal that does not meet the requirement;</text:span></text:span><text:bookmark text:name="_heading=h.1baon6m"/></text:p>
                        </text:list-item>
                        <text:list-item>
                          <text:p text:style-name="P29"><text:span text:style-name="Default_20_Paragraph_20_Font"><text:span text:style-name="T26">Your proposal contains false or misleading information;</text:span></text:span><text:bookmark text:name="_heading=h.3vac5uf"/></text:p>
                        </text:list-item>
                        <text:list-item>
                          <text:p text:style-name="P29"><text:span text:style-name="Default_20_Paragraph_20_Font"><text:span text:style-name="T26">You fail to tell us of any change in the contracting arrangements between proposal submission and award;</text:span></text:span><text:bookmark text:name="_heading=h.2afmg28"/></text:p>
                        </text:list-item>
                        <text:list-item>
                          <text:p text:style-name="P29"><text:span text:style-name="Default_20_Paragraph_20_Font"><text:span text:style-name="T26">The change in the contracting arrangements would result in a breach of procurement law;</text:span></text:span><text:bookmark text:name="_heading=h.pkwqa1"/></text:p>
                        </text:list-item>
                        <text:list-item>
                          <text:p text:style-name="P29"><text:span text:style-name="Default_20_Paragraph_20_Font"><text:span text:style-name="T26">For any other reason provided in this Proposal Pack;</text:span></text:span><text:bookmark text:name="_heading=h.39kk8xu"/></text:p>
                        </text:list-item>
                        <text:list-item>
                          <text:p text:style-name="P29"><text:span text:style-name="Default_20_Paragraph_20_Font"><text:span text:style-name="T26">For any reason set out in the Public Contract Regulations 2015</text:span></text:span></text:p>
                        </text:list-item>
                      </text:list>
                    </text:list-item>
                  </text:list>
                </text:list-item>
              </text:list>
            </text:list-item>
          </text:list>
        </text:list-item>
      </text:list>
      <text:p text:style-name="P18"/>
      <text:h text:style-name="Heading_20_2" text:outline-level="2"><text:bookmark-start text:name="_Toc112061011"/><text:bookmark-start text:name="_Toc111818227"/><text:bookmark-start text:name="_Toc111560534"/><text:bookmark-start text:name="_Toc95972682"/><text:soft-page-break/>Consequences of misrepresentation<text:bookmark-end text:name="_Toc112061011"/><text:bookmark-end text:name="_Toc111818227"/><text:bookmark-end text:name="_Toc111560534"/><text:bookmark-end text:name="_Toc95972682"/></text:h>
      <text:p text:style-name="Normal">If a serious misrepresentation by you induces the Buyer to enter into a contract with you, you may be:</text:p>
      <text:list text:style-name="L8">
        <text:list-item>
          <text:p text:style-name="P30">Excluded from bidding for contracts for three years, under regulation 57(8)(h)(i) of the PCR 2015</text:p>
        </text:list-item>
        <text:list-item>
          <text:p text:style-name="P30">Sued by the Buyer for damages, the Buyer may rescind the contract under the Misrepresentation Act 1967</text:p>
        </text:list-item>
        <text:list-item>
          <text:p text:style-name="P30">If fraud, or fraudulent intent, can be proved, you may be prosecuted and convicted of the offence of fraud by false representation under s.2 of the Fraud Act 2006, which can carry a sentence of up to 10 years or a fine (or both)</text:p>
        </text:list-item>
        <text:list-item>
          <text:p text:style-name="P30">If there is a conviction, then your organisation must be excluded from procurement for five years under reg. 57(1) of the PCR 2015 (subject to self-cleaning)<text:line-break/></text:p>
        </text:list-item>
      </text:list>
      <text:h text:style-name="Heading_20_2" text:outline-level="2"><text:bookmark-start text:name="_Toc112061012"/><text:bookmark-start text:name="_Toc111818228"/><text:bookmark-start text:name="_Toc111560535"/><text:bookmark-start text:name="_Toc95972683"/>Proposal costs<text:bookmark-end text:name="_Toc112061012"/><text:bookmark-end text:name="_Toc111818228"/><text:bookmark-end text:name="_Toc111560535"/><text:bookmark-end text:name="_Toc95972683"/></text:h>
      <text:p text:style-name="Normal">We will not pay your bid costs for any reason, for example if we terminate or amend the competition.<text:line-break/></text:p>
      <text:h text:style-name="Heading_20_2" text:outline-level="2"><text:bookmark-start text:name="_Toc112061013"/><text:bookmark-start text:name="_Toc111818229"/><text:bookmark-start text:name="_Toc111560536"/><text:bookmark-start text:name="_Toc95972684"/>Warnings and disclaimers<text:bookmark-end text:name="_Toc112061013"/><text:bookmark-end text:name="_Toc111818229"/><text:bookmark-end text:name="_Toc111560536"/><text:bookmark-end text:name="_Toc95972684"/></text:h>
      <text:p text:style-name="Normal">Neither CCS nor the Buyer will be liable for:</text:p>
      <text:list text:style-name="L9">
        <text:list-item>
          <text:p text:style-name="P31">Where parts of the <text:span text:style-name="T29">Proposal</text:span> Pack are not accurate, adequate or complete</text:p>
        </text:list-item>
        <text:list-item>
          <text:p text:style-name="P31">For any written or verbal communications</text:p>
        </text:list-item>
        <text:list-item>
          <text:p text:style-name="P31">You must carry out your own due diligence and rely on your own enquiries</text:p>
        </text:list-item>
        <text:list-item>
          <text:p text:style-name="P31">This Bid Pack is not a commitment by CCS or the Buyer to enter into a contract<text:line-break/></text:p>
        </text:list-item>
      </text:list>
      <text:h text:style-name="Heading_20_2" text:outline-level="2"><text:bookmark-start text:name="_Toc112061014"/><text:bookmark-start text:name="_Toc111818230"/><text:bookmark-start text:name="_Toc111560537"/><text:bookmark-start text:name="_Toc95972685"/>Intellectual Property Rights<text:bookmark-end text:name="_Toc112061014"/><text:bookmark-end text:name="_Toc111818230"/><text:bookmark-end text:name="_Toc111560537"/><text:bookmark-end text:name="_Toc95972685"/></text:h>
      <text:p text:style-name="Normal">The <text:span text:style-name="T29">Proposal</text:span> Pack remains our property. <text:s/>You must use the <text:span text:style-name="T29">Proposal</text:span> Pack only for this competition.</text:p>
      <text:p text:style-name="Normal">You allow us to copy, amend and reproduce your bid so we can:</text:p>
      <text:list text:style-name="L10">
        <text:list-item>
          <text:p text:style-name="P32">Run the competition</text:p>
        </text:list-item>
        <text:list-item>
          <text:p text:style-name="P32">Comply with law and guidance</text:p>
        </text:list-item>
        <text:list-item>
          <text:p text:style-name="P32">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size="18pt" style:font-size-asian="18pt" style:font-size-complex="18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fo:font-size="12pt" fo:font-weight="normal" style:font-size-asian="12pt" style:font-weight-asian="normal" style:font-size-complex="12pt"/>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9-28T10:11:00Z</meta:creation-date>
    <dc:date>2022-10-28T15:16:27.043422688</dc:date>
    <meta:editing-cycles>10</meta:editing-cycles>
    <meta:editing-duration>PT1H20M36S</meta:editing-duration>
    <meta:document-statistic meta:table-count="1" meta:image-count="0" meta:object-count="0" meta:page-count="10" meta:paragraph-count="146" meta:word-count="1682" meta:character-count="10211" meta:non-whitespace-character-count="8675"/>
    <meta:template xlink:type="simple" xlink:actuate="onRequest" xlink:title="" xlink:href="Normal"/>
  </office:meta>
</office:document-meta>
</file>